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665" officeooo:paragraph-rsid="0016d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dade média é considerada injustamente a Idade das Trevas, mito cuja pedra fundamental foi lançada no Renascimento e teve sua construção arrematada no Iluminismo, o que pode ser contestado, evocando as figuras de filósofos como Roger Bacon e a fundação das Universidades, sem falar em são Tomás de Aquino e em Santa Hildegarda de Bingen, uma mulher extraordinária que se destacou em várias áreas (mencionar quais).</text:p>
      <text:p text:style-name="P1">Até no que toca à Informática, a Idade Médica teve sua contribuição. É o caso de Raimundo Lúlio, pai da língua Catalã e filósofo, foi precursor da computação e uma figura extraordinária, que virou lenda na Europa, sendo equivocadamente considerado mestre em ciências ocultas e alquimia, e assim mencionado em algumas obras literárias.</text:p>
      <text:p text:style-name="P1">Citar a lógica luliana e fech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07:03:10.738196728</meta:creation-date>
    <dc:date>2026-03-13T07:11:53.661757624</dc:date>
    <meta:editing-duration>PT8M44S</meta:editing-duration>
    <meta:editing-cycles>1</meta:editing-cycles>
    <meta:document-statistic meta:table-count="0" meta:image-count="0" meta:object-count="0" meta:page-count="1" meta:paragraph-count="3" meta:word-count="126" meta:character-count="782" meta:non-whitespace-character-count="659"/>
    <meta:generator>LibreOffice/24.2.7.2$Linux_X86_64 LibreOffice_project/420$Build-2</meta:generator>
  </office:meta>
</office:document-meta>
</file>